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40000004C017AC40AA6D6E92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127473" officeooo:paragraph-rsid="00127473"/>
    </style:style>
    <style:style style:name="P2" style:family="paragraph" style:parent-style-name="Standard">
      <style:text-properties fo:font-weight="bold" officeooo:rsid="00127473" officeooo:paragraph-rsid="00127473" style:font-weight-asian="bold" style:font-weight-complex="bold"/>
    </style:style>
    <style:style style:name="P3" style:family="paragraph" style:parent-style-name="Standard">
      <style:paragraph-properties fo:text-align="center" style:justify-single-word="false"/>
      <style:text-properties fo:font-weight="bold" officeooo:rsid="00127473" officeooo:paragraph-rsid="00127473"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escription:</text:p>
      <text:p text:style-name="P1">The Memento design pattern is a behavioral pattern that allows you to capture and externalize an object's internal state without violating encapsulation, so that the object can be restored to that state later. It consists of three main components: the Originator, which creates and maintains the Memento, the Memento itself, which stores the state of the Originator, and the Caretaker, which manages the Memento but does not access its internal state directly.</text:p>
      <text:p text:style-name="P1"/>
      <text:p text:style-name="P3">System Update using Memento Design Pattern</text:p>
      <text:p text:style-name="P1"/>
      <text:p text:style-name="P2">Class diagram:</text:p>
      <text:p text:style-name="P2"/>
      <text:p text:style-name="P2"/>
      <text:p text:style-name="P2">Code:</text:p>
      <text:p text:style-name="P1">import java.util.ArrayList;</text:p>
      <text:p text:style-name="P1">import java.util.List;</text:p>
      <text:p text:style-name="P1"/>
      <text:p text:style-name="P1">// Originator class</text:p>
      <text:p text:style-name="P1">class SystemState {</text:p>
      <text:p text:style-name="P1"><text:s text:c="4"/>private String version;</text:p>
      <text:p text:style-name="P1"/>
      <text:p text:style-name="P1"><text:s text:c="4"/>public SystemState(String version) {</text:p>
      <text:p text:style-name="P1"><text:s text:c="8"/>this.version = version;</text:p>
      <text:p text:style-name="P1"><text:s text:c="4"/>}</text:p>
      <text:p text:style-name="P1"/>
      <text:p text:style-name="P1"><text:s text:c="4"/>public String getVersion() {</text:p>
      <text:p text:style-name="P1"><text:s text:c="8"/>return version;</text:p>
      <text:p text:style-name="P1"><text:s text:c="4"/>}</text:p>
      <text:p text:style-name="P1"/>
      <text:p text:style-name="P1"><text:s text:c="4"/>public void setVersion(String version) {</text:p>
      <text:p text:style-name="P1"><text:s text:c="8"/>this.version = version;</text:p>
      <text:p text:style-name="P1"><text:s text:c="4"/>}</text:p>
      <text:p text:style-name="P1"/>
      <text:p text:style-name="P1"><text:s text:c="4"/>public Memento saveToMemento() {</text:p>
      <text:p text:style-name="P1"><text:s text:c="8"/>return new Memento(version);</text:p>
      <text:p text:style-name="P1"><text:s text:c="4"/>}</text:p>
      <text:p text:style-name="P1"/>
      <text:p text:style-name="P1"><text:s text:c="4"/>public void restoreFromMemento(Memento memento) {</text:p>
      <text:p text:style-name="P1"><text:s text:c="8"/>this.version = memento.getVersion();</text:p>
      <text:p text:style-name="P1"><text:s text:c="4"/>}</text:p>
      <text:p text:style-name="P1"/>
      <text:p text:style-name="P1"><text:s text:c="4"/>// Memento class</text:p>
      <text:p text:style-name="P1"><text:s text:c="4"/>public static class Memento {</text:p>
      <text:p text:style-name="P1"><text:s text:c="8"/>private final String version;</text:p>
      <text:p text:style-name="P1"/>
      <text:p text:style-name="P1"><text:s text:c="8"/>public Memento(String version) {</text:p>
      <text:p text:style-name="P1"><text:s text:c="12"/>this.version = version;</text:p>
      <text:p text:style-name="P1"><text:s text:c="8"/>}</text:p>
      <text:p text:style-name="P1"/>
      <text:p text:style-name="P1"><text:s text:c="8"/>public String getVersion() {</text:p>
      <text:p text:style-name="P1"><text:s text:c="12"/>return version;</text:p>
      <text:p text:style-name="P1"><text:s text:c="8"/>}</text:p>
      <text:p text:style-name="P1"><text:s text:c="4"/>}</text:p>
      <text:p text:style-name="P1"><text:soft-page-break/>}</text:p>
      <text:p text:style-name="P1"/>
      <text:p text:style-name="P1">// Caretaker class</text:p>
      <text:p text:style-name="P1">class SystemHistory {</text:p>
      <text:p text:style-name="P1"><text:s text:c="4"/>private final List&lt;SystemState.Memento&gt; mementos = new ArrayList&lt;&gt;();</text:p>
      <text:p text:style-name="P1"/>
      <text:p text:style-name="P1"><text:s text:c="4"/>public void addMemento(SystemState.Memento memento) {</text:p>
      <text:p text:style-name="P1"><text:s text:c="8"/>mementos.add(memento);</text:p>
      <text:p text:style-name="P1"><text:s text:c="4"/>}</text:p>
      <text:p text:style-name="P1"/>
      <text:p text:style-name="P1"><text:s text:c="4"/>public SystemState.Memento getMemento(int index) {</text:p>
      <text:p text:style-name="P1"><text:s text:c="8"/>return mementos.get(index);</text:p>
      <text:p text:style-name="P1"><text:s text:c="4"/>}</text:p>
      <text:p text:style-name="P1">}</text:p>
      <text:p text:style-name="P1"/>
      <text:p text:style-name="P1">public class SystemUpdateExample {</text:p>
      <text:p text:style-name="P1"><text:s text:c="4"/>public static void main(String[] args) {</text:p>
      <text:p text:style-name="P1"><text:s text:c="8"/>// Create originator object</text:p>
      <text:p text:style-name="P1"><text:s text:c="8"/>SystemState system = new SystemState("Version 1.0");</text:p>
      <text:p text:style-name="P1"/>
      <text:p text:style-name="P1"><text:s text:c="8"/>// Create caretaker object</text:p>
      <text:p text:style-name="P1"><text:s text:c="8"/>SystemHistory history = new SystemHistory();</text:p>
      <text:p text:style-name="P1"/>
      <text:p text:style-name="P1"><text:s text:c="8"/>// Save initial state</text:p>
      <text:p text:style-name="P1"><text:s text:c="8"/>history.addMemento(system.saveToMemento());</text:p>
      <text:p text:style-name="P1"/>
      <text:p text:style-name="P1"><text:s text:c="8"/>// Perform system update</text:p>
      <text:p text:style-name="P1"><text:s text:c="8"/>system.setVersion("Version 2.0");</text:p>
      <text:p text:style-name="P1"/>
      <text:p text:style-name="P1"><text:s text:c="8"/>// Save updated state</text:p>
      <text:p text:style-name="P1"><text:s text:c="8"/>history.addMemento(system.saveToMemento());</text:p>
      <text:p text:style-name="P1"/>
      <text:p text:style-name="P1"><text:s text:c="8"/>// Perform another system update</text:p>
      <text:p text:style-name="P1"><text:s text:c="8"/>system.setVersion("Version 3.0");</text:p>
      <text:p text:style-name="P1"/>
      <text:p text:style-name="P1"><text:s text:c="8"/>// Save updated state</text:p>
      <text:p text:style-name="P1"><text:s text:c="8"/>history.addMemento(system.saveToMemento());</text:p>
      <text:p text:style-name="P1"/>
      <text:p text:style-name="P1"><text:s text:c="8"/>// Restore to previous state</text:p>
      <text:p text:style-name="P1"><text:s text:c="8"/>system.restoreFromMemento(history.getMemento(1));</text:p>
      <text:p text:style-name="P1"/>
      <text:p text:style-name="P1"><text:s text:c="8"/>// Print current version</text:p>
      <text:p text:style-name="P1"><text:s text:c="8"/>System.out.println("Current version: " + system.getVersion());</text:p>
      <text:p text:style-name="P1"><text:s text:c="4"/>}</text:p>
      <text:p text:style-name="P1">}</text:p>
      <text:p text:style-name="P2"/>
      <text:p text:style-name="P2">Output:</text:p>
      <text:p text:style-name="P1"><draw:frame draw:style-name="fr1" draw:name="Image1" text:anchor-type="char" svg:width="17cm" svg:height="0.947cm" draw:z-index="0"><draw:image xlink:href="Pictures/10000000000005540000004C017AC40AA6D6E92E.png" xlink:type="simple" xlink:show="embed" xlink:actuate="onLoad" draw:mime-type="image/png"/></draw:frame><text:tab/></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2T18:17:33.380495180</meta:creation-date>
    <dc:date>2024-04-22T18:25:14.125834580</dc:date>
    <meta:editing-duration>PT7M41S</meta:editing-duration>
    <meta:editing-cycles>1</meta:editing-cycles>
    <meta:document-statistic meta:table-count="0" meta:image-count="1" meta:object-count="0" meta:page-count="2" meta:paragraph-count="70" meta:word-count="269" meta:character-count="2455" meta:non-whitespace-character-count="1906"/>
    <meta:generator>LibreOffice/7.3.7.2$Linux_X86_64 LibreOffice_project/30$Build-2</meta:generator>
  </office:meta>
</office:document-meta>
</file>